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table:number-columns-repeated="999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table:number-columns-repeated="999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table:number-columns-repeated="1000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table:number-columns-repeated="1000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table:number-columns-repeated="1000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table:number-columns-repeated="1000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table:number-columns-repeated="1000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table:number-columns-repeated="1000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table:number-columns-repeated="1000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table:number-columns-repeated="1000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table:number-columns-repeated="1000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table:number-columns-repeated="1000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table:number-columns-repeated="1000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table:number-columns-repeated="1000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table:number-columns-repeated="1000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table:number-columns-repeated="1000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table:number-columns-repeated="1000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table:number-columns-repeated="1000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table:number-columns-repeated="1000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table:number-columns-repeated="1000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table:number-columns-repeated="1000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table:number-columns-repeated="1000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table:number-columns-repeated="100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table:number-columns-repeated="1000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table:number-columns-repeated="1000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table:number-columns-repeated="1000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table:number-columns-repeated="1000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table:number-columns-repeated="1000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table:number-columns-repeated="1000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table:number-columns-repeated="1000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table:number-columns-repeated="1000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table:number-columns-repeated="1000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table:number-columns-repeated="1000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1005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1005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1005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1005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1005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1005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1005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1005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1005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1005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4.3752in" svg:y="2.172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4.0953in" svg:y="8.9508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2:'f-AUC'.A2 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table:number-columns-repeated="998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table:number-columns-repeated="999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table:number-columns-repeated="999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1005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1005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1005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1005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1005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52])" office:value-type="float" office:value="0.820506" calcext:value-type="float">
            <text:p>0.820506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4.0126in" svg:y="0.542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table:number-columns-repeated="998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1005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1005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1005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1005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1005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1005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1005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1005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1005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09:40:33.096912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2T09:58:08.063848854</dc:date>
    <meta:editing-duration>P29DT19H12M26S</meta:editing-duration>
    <meta:editing-cycles>412</meta:editing-cycles>
    <meta:generator>LibreOffice/7.0.4.2$Linux_X86_64 LibreOffice_project/00$Build-2</meta:generator>
    <meta:document-statistic meta:table-count="3" meta:cell-count="344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B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2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B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B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